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28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Ctrk(Sum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cal(SumE)</text:p>
          </table:table-cell>
          <table:table-cell office:value-type="string" calcext:value-type="string">
            <text:p>Hcal(SumE)</text:p>
          </table:table-cell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Events in DS</text:p>
          </table:table-cell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total mc</text:p>
          </table:table-cell>
          <table:table-cell office:value-type="string" calcext:value-type="string">
            <text:p>totas ds/mc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table:style-name="ce1" table:formula="of:=[.W14]/[.R8]" office:value-type="float" office:value="0.285909729532673" calcext:value-type="float">
            <text:p>0,28591</text:p>
          </table:table-cell>
          <table:table-cell table:style-name="ce1" table:formula="of:=[.X14]/[.S8]" office:value-type="float" office:value="0.0000106000699604617" calcext:value-type="float">
            <text:p>0,00001</text:p>
          </table:table-cell>
          <table:table-cell table:style-name="ce1" table:formula="of:=[.Y14]/[.T8]" office:value-type="float" office:value="0" calcext:value-type="float">
            <text:p>0,00000</text:p>
          </table:table-cell>
          <table:table-cell table:style-name="ce1" table:formula="of:=[.Z14]/[.U8]" office:value-type="float" office:value="0" calcext:value-type="float">
            <text:p>0,00000</text:p>
          </table:table-cell>
          <table:table-cell/>
          <table:table-cell table:style-name="ce2" table:formula="of:=SQRT([.AC4]*(1-[.AC4])/[.R8])" office:value-type="float" office:value="0.0028918634433152" calcext:value-type="float">
            <text:p>0,0029</text:p>
          </table:table-cell>
          <table:table-cell table:style-name="ce2" table:formula="of:=SQRT([.AD4]*(1-[.AD4])/[.S8])" office:value-type="float" office:value="0.0000106000137795713" calcext:value-type="float">
            <text:p>0,0000</text:p>
          </table:table-cell>
          <table:table-cell table:style-name="ce2" table:formula="of:=SQRT([.AE4]*(1-[.AE4])/[.T8])" office:value-type="float" office:value="0" calcext:value-type="float">
            <text:p>0,0000</text:p>
          </table:table-cell>
          <table:table-cell table:style-name="ce2" table:formula="of:=SQRT([.AF4]*(1-[.AF4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MUON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8"/>
          <table:table-cell table:style-name="ce1" table:formula="of:=[.W15]/[.R8]" office:value-type="float" office:value="0" calcext:value-type="float">
            <text:p>0,00000</text:p>
          </table:table-cell>
          <table:table-cell table:style-name="ce1" table:formula="of:=[.X15]/[.S8]" office:value-type="float" office:value="0.917944858436066" calcext:value-type="float">
            <text:p>0,91794</text:p>
          </table:table-cell>
          <table:table-cell table:style-name="ce1" table:formula="of:=[.Y15]/[.T8]" office:value-type="float" office:value="0.00577085779949742" calcext:value-type="float">
            <text:p>0,00577</text:p>
          </table:table-cell>
          <table:table-cell table:style-name="ce1" table:formula="of:=[.Z15]/[.U8]" office:value-type="float" office:value="0" calcext:value-type="float">
            <text:p>0,00000</text:p>
          </table:table-cell>
          <table:table-cell/>
          <table:table-cell table:style-name="ce2" table:formula="of:=SQRT([.AC5]*(1-[.AC5])/[.R8])" office:value-type="float" office:value="0" calcext:value-type="float">
            <text:p>0,0000</text:p>
          </table:table-cell>
          <table:table-cell table:style-name="ce2" table:formula="of:=SQRT([.AD5]*(1-[.AD5])/[.S8])" office:value-type="float" office:value="0.000893543216538099" calcext:value-type="float">
            <text:p>0,0009</text:p>
          </table:table-cell>
          <table:table-cell table:style-name="ce2" table:formula="of:=SQRT([.AE5]*(1-[.AE5])/[.T8])" office:value-type="float" office:value="0.000269169295154172" calcext:value-type="float">
            <text:p>0,0003</text:p>
          </table:table-cell>
          <table:table-cell table:style-name="ce2" table:formula="of:=SQRT([.AF5]*(1-[.AF5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TAU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8"/>
          <table:table-cell table:style-name="ce1" table:formula="of:=[.W16]/[.S8]" office:value-type="float" office:value="0.00303162000869206" calcext:value-type="float">
            <text:p>0,00303</text:p>
          </table:table-cell>
          <table:table-cell table:style-name="ce1" table:formula="of:=[.X16]/[.T8]" office:value-type="float" office:value="0.0091298253589423" calcext:value-type="float">
            <text:p>0,00913</text:p>
          </table:table-cell>
          <table:table-cell table:style-name="ce1" table:formula="of:=[.Y16]/[.T8]" office:value-type="float" office:value="0.793423495094139" calcext:value-type="float">
            <text:p>0,79342</text:p>
          </table:table-cell>
          <table:table-cell table:style-name="ce1" table:formula="of:=[.Z16]/[.U8]" office:value-type="float" office:value="0.00405072029725587" calcext:value-type="float">
            <text:p>0,00405</text:p>
          </table:table-cell>
          <table:table-cell/>
          <table:table-cell table:style-name="ce2" table:formula="of:=SQRT([.AC6]*(1-[.AC6])/[.R8])" office:value-type="float" office:value="0.000351855894183592" calcext:value-type="float">
            <text:p>0,0004</text:p>
          </table:table-cell>
          <table:table-cell table:style-name="ce2" table:formula="of:=SQRT([.AD6]*(1-[.AD6])/[.S8])" office:value-type="float" office:value="0.000309666324230813" calcext:value-type="float">
            <text:p>0,0003</text:p>
          </table:table-cell>
          <table:table-cell table:style-name="ce2" table:formula="of:=SQRT([.AE6]*(1-[.AE6])/[.T8])" office:value-type="float" office:value="0.00143864975953761" calcext:value-type="float">
            <text:p>0,0014</text:p>
          </table:table-cell>
          <table:table-cell table:style-name="ce2" table:formula="of:=SQRT([.AF6]*(1-[.AF6])/[.U8])" office:value-type="float" office:value="0.000202378521694575" calcext:value-type="float">
            <text:p>0,0002</text:p>
          </table:table-cell>
        </table:table-row>
        <table:table-row table:style-name="ro1">
          <table:table-cell/>
          <table:table-cell office:value-type="string" calcext:value-type="string">
            <text:p>HADRON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8"/>
          <table:table-cell table:style-name="ce1" table:formula="of:=[.W17]/[.R8]" office:value-type="float" office:value="0.00102403198256688" calcext:value-type="float">
            <text:p>0,00102</text:p>
          </table:table-cell>
          <table:table-cell table:style-name="ce1" table:formula="of:=[.X17]/[.S8]" office:value-type="float" office:value="0" calcext:value-type="float">
            <text:p>0,00000</text:p>
          </table:table-cell>
          <table:table-cell table:style-name="ce1" table:formula="of:=[.Y17]/[.T8]" office:value-type="float" office:value="0.0119836850147113" calcext:value-type="float">
            <text:p>0,01198</text:p>
          </table:table-cell>
          <table:table-cell table:style-name="ce1" table:formula="of:=[.Z17]/[.U8]" office:value-type="float" office:value="0.994710713596816" calcext:value-type="float">
            <text:p>0,99471</text:p>
          </table:table-cell>
          <table:table-cell/>
          <table:table-cell table:style-name="ce2" table:formula="of:=SQRT([.AC7]*(1-[.AC7])/[.R8])" office:value-type="float" office:value="0.000204701505503429" calcext:value-type="float">
            <text:p>0,0002</text:p>
          </table:table-cell>
          <table:table-cell table:style-name="ce2" table:formula="of:=SQRT([.AD7]*(1-[.AD7])/[.S8])" office:value-type="float" office:value="0" calcext:value-type="float">
            <text:p>0,0000</text:p>
          </table:table-cell>
          <table:table-cell table:style-name="ce2" table:formula="of:=SQRT([.AE7]*(1-[.AE7])/[.T8])" office:value-type="float" office:value="0.000386668983866934" calcext:value-type="float">
            <text:p>0,0004</text:p>
          </table:table-cell>
          <table:table-cell table:style-name="ce2" table:formula="of:=SQRT([.AF7]*(1-[.AF7])/[.U8])" office:value-type="float" office:value="0.000231114194613521" calcext:value-type="float">
            <text:p>0,0002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1508" calcext:value-type="float">
            <text:p>141508</text:p>
          </table:table-cell>
          <table:table-cell office:value-type="float" office:value="93763" calcext:value-type="float">
            <text:p>93763</text:p>
          </table:table-cell>
          <table:table-cell table:number-columns-repeated="5"/>
          <table:table-cell office:value-type="float" office:value="24413.3" calcext:value-type="float">
            <text:p>24413,3</text:p>
          </table:table-cell>
          <table:table-cell office:value-type="float" office:value="94339" calcext:value-type="float">
            <text:p>94339</text:p>
          </table:table-cell>
          <table:table-cell office:value-type="float" office:value="79191" calcext:value-type="float">
            <text:p>79191</text:p>
          </table:table-cell>
          <table:table-cell office:value-type="float" office:value="98501" calcext:value-type="float">
            <text:p>98501</text:p>
          </table:table-cell>
          <table:table-cell table:formula="of:=SUM([.L8:.U8])" office:value-type="float" office:value="390207.3" calcext:value-type="float">
            <text:p>390207,3</text:p>
          </table:table-cell>
          <table:table-cell table:formula="of:=[.K8]/[.V8]" office:value-type="float" office:value="0.362648264140625" calcext:value-type="float">
            <text:p>0,3626482641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orrection</text:p>
          </table:table-cell>
          <table:table-cell table:formula="of:=100000/[.R8]" office:value-type="float" office:value="4.09612793026752" calcext:value-type="float">
            <text:p>4,0961279303</text:p>
          </table:table-cell>
          <table:table-cell table:formula="of:=100000/[.S8]" office:value-type="float" office:value="1.06000699604617" calcext:value-type="float">
            <text:p>1,060006996</text:p>
          </table:table-cell>
          <table:table-cell table:formula="of:=100000/[.T8]" office:value-type="float" office:value="1.26276975918981" calcext:value-type="float">
            <text:p>1,2627697592</text:p>
          </table:table-cell>
          <table:table-cell table:formula="of:=100000/[.U8]" office:value-type="float" office:value="1.015218119613" calcext:value-type="float">
            <text:p>1,0152181196</text:p>
          </table:table-cell>
          <table:table-cell table:number-columns-repeated="7"/>
          <table:table-cell table:style-name="ce1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28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ecal_lower</text:p>
          </table:table-cell>
          <table:table-cell office:value-type="string" calcext:value-type="string">
            <text:p>ecal_upper</text:p>
          </table:table-cell>
          <table:table-cell office:value-type="string" calcext:value-type="string">
            <text:p>hcal_l</text:p>
          </table:table-cell>
          <table:table-cell office:value-type="string" calcext:value-type="string">
            <text:p>hcal_u</text:p>
          </table:table-cell>
          <table:table-cell office:value-type="string" calcext:value-type="string">
            <text:p>p_charged_l</text:p>
          </table:table-cell>
          <table:table-cell office:value-type="string" calcext:value-type="string">
            <text:p>o_charged_u</text:p>
          </table:table-cell>
          <table:table-cell office:value-type="string" calcext:value-type="string">
            <text:p>N_l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os_theta_l1</text:p>
          </table:table-cell>
          <table:table-cell office:value-type="string" calcext:value-type="string">
            <text:p>cos_theta_u1</text:p>
          </table:table-cell>
          <table:table-cell office:value-type="string" calcext:value-type="string">
            <text:p>cos_theta_l2</text:p>
          </table:table-cell>
          <table:table-cell office:value-type="string" calcext:value-type="string">
            <text:p>cos_theta_u2</text:p>
          </table:table-cell>
          <table:table-cell office:value-type="string" calcext:value-type="string">
            <text:p>MC ee</text:p>
          </table:table-cell>
          <table:table-cell office:value-type="string" calcext:value-type="string">
            <text:p>mc mm</text:p>
          </table:table-cell>
          <table:table-cell office:value-type="string" calcext:value-type="string">
            <text:p>mc tt</text:p>
          </table:table-cell>
          <table:table-cell office:value-type="string" calcext:value-type="string">
            <text:p>mc qq</text:p>
          </table:table-cell>
          <table:table-cell office:value-type="string" calcext:value-type="string">
            <text:p>Dataset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onfilter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0.7" calcext:value-type="float">
            <text:p>-0,7</text:p>
          </table:table-cell>
          <table:table-cell office:value-type="float" office:value="-0.188342" calcext:value-type="float">
            <text:p>-0,18834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electron decay</text:p>
          </table:table-cell>
          <table:table-cell office:value-type="string" calcext:value-type="string">
            <text:p>s channel</text:p>
          </table:table-cell>
          <table:table-cell office:value-type="string" calcext:value-type="string">
            <text:p>t channel</text:p>
          </table:table-cell>
          <table:table-cell office:value-type="string" calcext:value-type="string">
            <text:p>t+s channel</text:p>
          </table:table-cell>
          <table:table-cell office:value-type="string" calcext:value-type="string">
            <text:p>t/(s+t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fil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6598" calcext:value-type="float">
            <text:p>8659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9949" calcext:value-type="float">
            <text:p>9949</text:p>
          </table:table-cell>
          <table:table-cell office:value-type="float" office:value="12677" calcext:value-type="float">
            <text:p>126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ufilt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86" calcext:value-type="float">
            <text:p>286</text:p>
          </table:table-cell>
          <table:table-cell office:value-type="float" office:value="723" calcext:value-type="float">
            <text:p>723</text:p>
          </table:table-cell>
          <table:table-cell office:value-type="float" office:value="62832" calcext:value-type="float">
            <text:p>62832</text:p>
          </table:table-cell>
          <table:table-cell office:value-type="float" office:value="399" calcext:value-type="float">
            <text:p>399</text:p>
          </table:table-cell>
          <table:table-cell office:value-type="float" office:value="4149" calcext:value-type="float">
            <text:p>414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Quarkfilter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97980" calcext:value-type="float">
            <text:p>97980</text:p>
          </table:table-cell>
          <table:table-cell office:value-type="float" office:value="115649" calcext:value-type="float">
            <text:p>115649</text:p>
          </table:table-cell>
          <table:table-cell table:number-columns-repeated="10"/>
        </table:table-row>
        <table:table-row table:style-name="ro1">
          <table:table-cell table:number-columns-repeated="26"/>
          <table:table-cell table:formula="of:=SUM([.AA14:.AA17])" office:value-type="float" office:value="123901" calcext:value-type="float">
            <text:p>123901</text:p>
          </table:table-cell>
          <table:table-cell table:number-columns-repeated="1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Real Dataset 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Energy 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2500" calcext:value-type="float">
            <text:p>250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2" calcext:value-type="float">
            <text:p>28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66" calcext:value-type="float">
            <text:p>26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50" calcext:value-type="float">
            <text:p>665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389" calcext:value-type="float">
            <text:p>38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345" calcext:value-type="float">
            <text:p>34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8770" calcext:value-type="float">
            <text:p>877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631" calcext:value-type="float">
            <text:p>631</text:p>
          </table:table-cell>
          <table:table-cell office:value-type="float" office:value="755" calcext:value-type="float">
            <text:p>75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79" calcext:value-type="float">
            <text:p>28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398" calcext:value-type="float">
            <text:p>239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863" calcext:value-type="float">
            <text:p>6686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114" calcext:value-type="float">
            <text:p>114</text:p>
          </table:table-cell>
          <table:table-cell office:value-type="float" office:value="789" calcext:value-type="float">
            <text:p>78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577" calcext:value-type="float">
            <text:p>57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484" calcext:value-type="float">
            <text:p>48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12995" calcext:value-type="float">
            <text:p>12995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63" calcext:value-type="float">
            <text:p>26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1" calcext:value-type="float">
            <text:p>2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257" calcext:value-type="float">
            <text:p>6257</text:p>
          </table:table-cell>
          <table:table-cell table:number-columns-repeated="2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92" calcext:value-type="float">
            <text:p>29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5" calcext:value-type="float">
            <text:p>2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982" calcext:value-type="float">
            <text:p>698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3:14:24.2902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14:26.938988000</meta:creation-date>
    <meta:generator>LibreOffice/4.3.7.2$MacOSX_X86_64 LibreOffice_project/8a35821d8636a03b8bf4e15b48f59794652c68ba</meta:generator>
    <dc:date>2016-03-08T17:55:47.255852000</dc:date>
    <meta:editing-duration>PT20H3M15S</meta:editing-duration>
    <meta:editing-cycles>25</meta:editing-cycles>
    <meta:document-statistic meta:table-count="1" meta:cell-count="252" meta:object-count="0"/>
  </office:meta>
</office:document-meta>
</file>